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486c" officeooo:paragraph-rsid="000c486c"/>
    </style:style>
    <style:style style:name="P2" style:family="paragraph" style:parent-style-name="Standard">
      <style:text-properties officeooo:rsid="000ebefd" officeooo:paragraph-rsid="000ebefd"/>
    </style:style>
    <style:style style:name="P3" style:family="paragraph" style:parent-style-name="Standard">
      <style:text-properties officeooo:rsid="00113883" officeooo:paragraph-rsid="00113883"/>
    </style:style>
    <style:style style:name="P4" style:family="paragraph" style:parent-style-name="Standard">
      <style:text-properties officeooo:rsid="00113883" officeooo:paragraph-rsid="00113883"/>
    </style:style>
    <style:style style:name="P5" style:family="paragraph" style:parent-style-name="Standard">
      <style:text-properties officeooo:rsid="00128dd3" officeooo:paragraph-rsid="00128dd3"/>
    </style:style>
    <style:style style:name="P6" style:family="paragraph" style:parent-style-name="Standard">
      <style:text-properties officeooo:rsid="00148c26" officeooo:paragraph-rsid="00148c26"/>
    </style:style>
    <style:style style:name="T1" style:family="text">
      <style:text-properties officeooo:rsid="000fa755"/>
    </style:style>
    <style:style style:name="T2" style:family="text">
      <style:text-properties officeooo:rsid="0015cb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oix du sujet :</text:p>
      <text:p text:style-name="P1"/>
      <text:p text:style-name="P2">- Sujet qui nous semblait plus intéressant à réaliser que les autres</text:p>
      <text:p text:style-name="P2">- Sujet complexe, le développement d jeu était pour nous un bon <text:span text:style-name="T1">challenge</text:span></text:p>
      <text:p text:style-name="P2">- Défi supplémentaire : création d’une IA</text:p>
      <text:p text:style-name="P2"/>
      <text:p text:style-name="P3">Présentation des défis techniques :</text:p>
      <text:p text:style-name="P3"/>
      <text:p text:style-name="P6">- <text:span text:style-name="T2">Programmer les règles du jeu d’échec</text:span></text:p>
      <text:p text:style-name="P6">- Réaliser une version graphique du jeu d’échec</text:p>
      <text:p text:style-name="P5">- S’adapter aux méthodes de travail des autres membres du group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22:12:49.013000000</meta:creation-date>
    <dc:date>2018-06-06T06:43:57.831000000</dc:date>
    <meta:editing-duration>PT31M56S</meta:editing-duration>
    <meta:editing-cycles>8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8" meta:word-count="67" meta:character-count="382" meta:non-whitespace-character-count="323"/>
  </office:meta>
</office:document-meta>
</file>